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OpenSans" svg:font-family="OpenSans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3257in" table:align="left" fo:background-color="#ffffff">
        <style:background-image/>
      </style:table-properties>
    </style:style>
    <style:style style:name="Table1.A" style:family="table-column">
      <style:table-column-properties style:column-width="0.5674in"/>
    </style:style>
    <style:style style:name="Table1.B" style:family="table-column">
      <style:table-column-properties style:column-width="0.4035in"/>
    </style:style>
    <style:style style:name="Table1.C" style:family="table-column">
      <style:table-column-properties style:column-width="0.3319in"/>
    </style:style>
    <style:style style:name="Table1.F" style:family="table-column">
      <style:table-column-properties style:column-width="0.359in"/>
    </style:style>
    <style:style style:name="Table1.A1" style:family="table-cell">
      <style:table-cell-properties style:vertical-align="middle" fo:padding="0.0194in" fo:border="2.75pt solid #000000"/>
    </style:style>
    <style:style style:name="P1" style:family="paragraph" style:parent-style-name="Standard">
      <style:text-properties officeooo:rsid="00193821" officeooo:paragraph-rsid="00193821"/>
    </style:style>
    <style:style style:name="P2" style:family="paragraph" style:parent-style-name="Standard">
      <style:text-properties officeooo:rsid="00193821" officeooo:paragraph-rsid="001ee440"/>
    </style:style>
    <style:style style:name="P3" style:family="paragraph" style:parent-style-name="Standard">
      <style:text-properties officeooo:rsid="00193821" officeooo:paragraph-rsid="001fa442"/>
    </style:style>
    <style:style style:name="P4" style:family="paragraph" style:parent-style-name="Standard">
      <style:text-properties officeooo:rsid="00193821" officeooo:paragraph-rsid="002599e2"/>
    </style:style>
    <style:style style:name="P5" style:family="paragraph" style:parent-style-name="Standard">
      <style:text-properties officeooo:rsid="00193821" officeooo:paragraph-rsid="002aa25f"/>
    </style:style>
    <style:style style:name="P6" style:family="paragraph" style:parent-style-name="Standard">
      <style:text-properties officeooo:rsid="00193821" officeooo:paragraph-rsid="002b357b"/>
    </style:style>
    <style:style style:name="P7" style:family="paragraph" style:parent-style-name="Standard">
      <style:text-properties officeooo:rsid="001b52d9" officeooo:paragraph-rsid="001d52bc"/>
    </style:style>
    <style:style style:name="P8" style:family="paragraph" style:parent-style-name="Standard">
      <style:text-properties officeooo:rsid="001b52d9" officeooo:paragraph-rsid="002b357b"/>
    </style:style>
    <style:style style:name="P9" style:family="paragraph" style:parent-style-name="Standard">
      <style:text-properties officeooo:rsid="001ee440" officeooo:paragraph-rsid="001ee440"/>
    </style:style>
    <style:style style:name="P10" style:family="paragraph" style:parent-style-name="Standard">
      <style:text-properties officeooo:rsid="001ee440" officeooo:paragraph-rsid="0028bcdb"/>
    </style:style>
    <style:style style:name="P11" style:family="paragraph" style:parent-style-name="Standard">
      <style:text-properties officeooo:rsid="001fa442" officeooo:paragraph-rsid="001fa442"/>
    </style:style>
    <style:style style:name="P12" style:family="paragraph" style:parent-style-name="Standard">
      <style:text-properties officeooo:rsid="0024f449" officeooo:paragraph-rsid="002c9bf3"/>
    </style:style>
    <style:style style:name="P13" style:family="paragraph" style:parent-style-name="Standard">
      <style:text-properties officeooo:rsid="002599e2" officeooo:paragraph-rsid="002599e2"/>
    </style:style>
    <style:style style:name="P14" style:family="paragraph" style:parent-style-name="Standard">
      <style:text-properties officeooo:rsid="002aa25f" officeooo:paragraph-rsid="002aa25f"/>
    </style:style>
    <style:style style:name="P15" style:family="paragraph" style:parent-style-name="Standard">
      <style:text-properties officeooo:rsid="002b357b" officeooo:paragraph-rsid="002b357b"/>
    </style:style>
    <style:style style:name="P16" style:family="paragraph" style:parent-style-name="Standard">
      <style:text-properties officeooo:rsid="002c9bf3" officeooo:paragraph-rsid="002c9bf3"/>
    </style:style>
    <style:style style:name="P17" style:family="paragraph" style:parent-style-name="Standard">
      <style:text-properties officeooo:rsid="002c9bf3" officeooo:paragraph-rsid="002ece6c"/>
    </style:style>
    <style:style style:name="P18" style:family="paragraph" style:parent-style-name="Standard">
      <style:text-properties style:text-underline-style="solid" style:text-underline-width="auto" style:text-underline-color="font-color" officeooo:rsid="002c9bf3" officeooo:paragraph-rsid="002c9bf3"/>
    </style:style>
    <style:style style:name="P19" style:family="paragraph" style:parent-style-name="Standard">
      <style:text-properties officeooo:rsid="002ece6c" officeooo:paragraph-rsid="002ece6c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Table_20_Contents">
      <style:paragraph-properties fo:margin-top="0in" fo:margin-bottom="0.1965in" style:contextual-spacing="false"/>
      <style:text-properties style:font-name="Times" fo:font-size="11pt"/>
    </style:style>
    <style:style style:name="P22" style:family="paragraph" style:parent-style-name="Table_20_Contents">
      <style:paragraph-properties fo:margin-top="0in" fo:margin-bottom="0.1965in" style:contextual-spacing="false"/>
      <style:text-properties style:font-name="Times" fo:font-size="11pt" fo:font-weight="bold"/>
    </style:style>
    <style:style style:name="T1" style:family="text">
      <style:text-properties fo:color="#2a2c2e" style:text-outline="false" style:font-name="OpenSans" fo:font-size="14pt" fo:letter-spacing="normal" style:letter-kerning="false" style:font-size-asian="14pt"/>
    </style:style>
    <style:style style:name="T2" style:family="text">
      <style:text-properties officeooo:rsid="00193821"/>
    </style:style>
    <style:style style:name="T3" style:family="text">
      <style:text-properties officeooo:rsid="001b03bf"/>
    </style:style>
    <style:style style:name="T4" style:family="text">
      <style:text-properties officeooo:rsid="001d52bc"/>
    </style:style>
    <style:style style:name="T5" style:family="text">
      <style:text-properties officeooo:rsid="001ee440"/>
    </style:style>
    <style:style style:name="T6" style:family="text">
      <style:text-properties officeooo:rsid="001fa442"/>
    </style:style>
    <style:style style:name="T7" style:family="text">
      <style:text-properties officeooo:rsid="0020c1b7"/>
    </style:style>
    <style:style style:name="T8" style:family="text">
      <style:text-properties officeooo:rsid="0021091f"/>
    </style:style>
    <style:style style:name="T9" style:family="text">
      <style:text-properties officeooo:rsid="002599e2"/>
    </style:style>
    <style:style style:name="T10" style:family="text">
      <style:text-properties officeooo:rsid="0026f74b"/>
    </style:style>
    <style:style style:name="T11" style:family="text">
      <style:text-properties officeooo:rsid="0028bcdb"/>
    </style:style>
    <style:style style:name="T12" style:family="text">
      <style:text-properties officeooo:rsid="002aa25f"/>
    </style:style>
    <style:style style:name="T13" style:family="text">
      <style:text-properties fo:color="#205ec6" style:text-outline="false" style:font-name="OpenSans" fo:font-size="12pt" fo:letter-spacing="normal" style:text-underline-style="solid" style:text-underline-width="auto" style:text-underline-color="#205ec6" style:letter-kerning="false" style:font-size-asian="12pt" style:font-size-complex="12pt"/>
    </style:style>
    <style:style style:name="T14" style:family="text">
      <style:text-properties officeooo:rsid="002b357b"/>
    </style:style>
    <style:style style:name="T15" style:family="text">
      <style:text-properties officeooo:rsid="002c9bf3"/>
    </style:style>
    <style:style style:name="T16" style:family="text">
      <style:text-properties officeooo:rsid="002dd1fc"/>
    </style:style>
    <style:style style:name="T17" style:family="text">
      <style:text-properties officeooo:rsid="002e2a34"/>
    </style:style>
    <style:style style:name="T18" style:family="text">
      <style:text-properties officeooo:rsid="002ece6c"/>
    </style:style>
    <style:style style:name="T19" style:family="text">
      <style:text-properties officeooo:rsid="002f41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achine Learning end of Course Project</text:span></text:p>
      <text:p text:style-name="P11"><text:span text:style-name="T1"/></text:p>
      <text:p text:style-name="P5">The goal of th<text:span text:style-name="T6">e</text:span> pro<text:span text:style-name="T6">ject</text:span> is to dete<text:span text:style-name="T6">r</text:span>mine how well participants performed weight lifting excercise. <text:span text:style-name="T6">A sensor was attached to participant body, that measured and recorded how well each participant performed each exercise.</text:span> Performance was rated from A – E. There were 19,622 records in training set and 20 records in test set with160 variables. Data <text:span text:style-name="T12">can be found here</text:span></text:p>
      <text:p text:style-name="P5"><text:a xlink:type="simple" xlink:href="https://d396qusza40orc.cloudfront.net/predmachlearn/pml-training.csv">https://d396qusza40orc.cloudfront.net/predmachlearn/pml-training.csv</text:a><text:span text:style-name="T13">;</text:span></text:p>
      <text:p text:style-name="P14"><text:a xlink:type="simple" xlink:href="https://d396qusza40orc.cloudfront.net/predmachlearn/pml-testing.csv"><text:span text:style-name="T13">https://d396qusza40orc.cloudfront.net/predmachlearn/pml-testing.csv</text:span></text:a></text:p>
      <text:p text:style-name="P5"><text:span text:style-name="T2"/></text:p>
      <text:p text:style-name="P3">I read in data with readr package and read_csv function. The first task was to use summary(), head() and str() functions to understand data. <text:span text:style-name="T5">Summary() showed there were many variables with values = NA. </text:span>Next I used dplyr package and ggplot2 packages to summarize data <text:span text:style-name="T6">by user_name and classe. Classe is the grade assigned to performance for each activity. User_name was the identifier for each participant, there were 6 participants. Table below summarizes each user grade from A-E. 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A </text:p>
          </table:table-cell>
          <table:table-cell table:style-name="Table1.A1" office:value-type="string">
            <text:p text:style-name="P22">B </text:p>
          </table:table-cell>
          <table:table-cell table:style-name="Table1.A1" office:value-type="string">
            <text:p text:style-name="P22">C </text:p>
          </table:table-cell>
          <table:table-cell table:style-name="Table1.A1" office:value-type="string">
            <text:p text:style-name="P22">D </text:p>
          </table:table-cell>
          <table:table-cell table:style-name="Table1.A1" office:value-type="string">
            <text:p text:style-name="P22">E </text:p>
          </table:table-cell>
        </table:table-row>
        <table:table-row>
          <table:table-cell table:style-name="Table1.A1" office:value-type="string">
            <text:p text:style-name="P21">adelmo </text:p>
          </table:table-cell>
          <table:table-cell table:style-name="Table1.A1" office:value-type="string">
            <text:p text:style-name="P21">1165 </text:p>
          </table:table-cell>
          <table:table-cell table:style-name="Table1.A1" office:value-type="string">
            <text:p text:style-name="P21">776 </text:p>
          </table:table-cell>
          <table:table-cell table:style-name="Table1.A1" office:value-type="string">
            <text:p text:style-name="P21">750 </text:p>
          </table:table-cell>
          <table:table-cell table:style-name="Table1.A1" office:value-type="string">
            <text:p text:style-name="P21">515 </text:p>
          </table:table-cell>
          <table:table-cell table:style-name="Table1.A1" office:value-type="string">
            <text:p text:style-name="P21">686 </text:p>
          </table:table-cell>
        </table:table-row>
        <table:table-row>
          <table:table-cell table:style-name="Table1.A1" office:value-type="string">
            <text:p text:style-name="P21">carlitos </text:p>
          </table:table-cell>
          <table:table-cell table:style-name="Table1.A1" office:value-type="string">
            <text:p text:style-name="P21">834 </text:p>
          </table:table-cell>
          <table:table-cell table:style-name="Table1.A1" office:value-type="string">
            <text:p text:style-name="P21">690 </text:p>
          </table:table-cell>
          <table:table-cell table:style-name="Table1.A1" office:value-type="string">
            <text:p text:style-name="P21">493 </text:p>
          </table:table-cell>
          <table:table-cell table:style-name="Table1.A1" office:value-type="string">
            <text:p text:style-name="P21">486 </text:p>
          </table:table-cell>
          <table:table-cell table:style-name="Table1.A1" office:value-type="string">
            <text:p text:style-name="P21">609 </text:p>
          </table:table-cell>
        </table:table-row>
        <table:table-row>
          <table:table-cell table:style-name="Table1.A1" office:value-type="string">
            <text:p text:style-name="P21">charles </text:p>
          </table:table-cell>
          <table:table-cell table:style-name="Table1.A1" office:value-type="string">
            <text:p text:style-name="P21">899 </text:p>
          </table:table-cell>
          <table:table-cell table:style-name="Table1.A1" office:value-type="string">
            <text:p text:style-name="P21">745 </text:p>
          </table:table-cell>
          <table:table-cell table:style-name="Table1.A1" office:value-type="string">
            <text:p text:style-name="P21">539 </text:p>
          </table:table-cell>
          <table:table-cell table:style-name="Table1.A1" office:value-type="string">
            <text:p text:style-name="P21">642 </text:p>
          </table:table-cell>
          <table:table-cell table:style-name="Table1.A1" office:value-type="string">
            <text:p text:style-name="P21">711 </text:p>
          </table:table-cell>
        </table:table-row>
        <table:table-row>
          <table:table-cell table:style-name="Table1.A1" office:value-type="string">
            <text:p text:style-name="P21">eurico </text:p>
          </table:table-cell>
          <table:table-cell table:style-name="Table1.A1" office:value-type="string">
            <text:p text:style-name="P21">865 </text:p>
          </table:table-cell>
          <table:table-cell table:style-name="Table1.A1" office:value-type="string">
            <text:p text:style-name="P21">592 </text:p>
          </table:table-cell>
          <table:table-cell table:style-name="Table1.A1" office:value-type="string">
            <text:p text:style-name="P21">489 </text:p>
          </table:table-cell>
          <table:table-cell table:style-name="Table1.A1" office:value-type="string">
            <text:p text:style-name="P21">582 </text:p>
          </table:table-cell>
          <table:table-cell table:style-name="Table1.A1" office:value-type="string">
            <text:p text:style-name="P21">542 </text:p>
          </table:table-cell>
        </table:table-row>
        <table:table-row>
          <table:table-cell table:style-name="Table1.A1" office:value-type="string">
            <text:p text:style-name="P21">jeremy </text:p>
          </table:table-cell>
          <table:table-cell table:style-name="Table1.A1" office:value-type="string">
            <text:p text:style-name="P21">1177 </text:p>
          </table:table-cell>
          <table:table-cell table:style-name="Table1.A1" office:value-type="string">
            <text:p text:style-name="P21">489 </text:p>
          </table:table-cell>
          <table:table-cell table:style-name="Table1.A1" office:value-type="string">
            <text:p text:style-name="P21">652 </text:p>
          </table:table-cell>
          <table:table-cell table:style-name="Table1.A1" office:value-type="string">
            <text:p text:style-name="P21">522 </text:p>
          </table:table-cell>
          <table:table-cell table:style-name="Table1.A1" office:value-type="string">
            <text:p text:style-name="P21">562 </text:p>
          </table:table-cell>
        </table:table-row>
        <table:table-row>
          <table:table-cell table:style-name="Table1.A1" office:value-type="string">
            <text:p text:style-name="P21">pedro </text:p>
          </table:table-cell>
          <table:table-cell table:style-name="Table1.A1" office:value-type="string">
            <text:p text:style-name="P21">640 </text:p>
          </table:table-cell>
          <table:table-cell table:style-name="Table1.A1" office:value-type="string">
            <text:p text:style-name="P21">505 </text:p>
          </table:table-cell>
          <table:table-cell table:style-name="Table1.A1" office:value-type="string">
            <text:p text:style-name="P21">499 </text:p>
          </table:table-cell>
          <table:table-cell table:style-name="Table1.A1" office:value-type="string">
            <text:p text:style-name="P21">469 </text:p>
          </table:table-cell>
          <table:table-cell table:style-name="Table1.A1" office:value-type="string">
            <text:p text:style-name="P21">497 </text:p>
          </table:table-cell>
        </table:table-row>
      </table:table>
      <text:p text:style-name="P3"/>
      <text:p text:style-name="P15">Also see MLProjectPlot1.png and MLProjectPlot2.png for graphs of distribution of user_name and classe variables</text:p>
      <text:p text:style-name="P1"/>
      <text:p text:style-name="P1">Next I used the nzv() function to exclude some variables, this resulted in training set with 56 variables but test set with 59 variables. I looked at details of <text:span text:style-name="T6">the 3 variables in the test set that was excluded from the training set, </text:span>some had negative values. I <text:span text:style-name="T6">decided to also </text:span>exclude <text:span text:style-name="T6">them from the training set , </text:span>with the intention of revisiting if prediction had low accuracy <text:span text:style-name="T6">without them</text:span>. Said variables excluded are Magnet_dumbell_z, magnet_forearm_y and magnet_forearm_z. I also excluded the X variable from both test and training set. These variables are index variables and will not add value to prediction. I finally ended up with 5<text:span text:style-name="T15">4 </text:span>predictors <text:span text:style-name="T15">(see Appendix III)</text:span> <text:span text:style-name="T15">plus </text:span>classe variable – the response variable.</text:p>
      <text:p text:style-name="P1"/>
      <text:p text:style-name="P2">My plan was to use a decision tree, random forest <text:span text:style-name="T8">and boosting </text:span>or a combination to get 99% accuracy. <text:span text:style-name="T5">I would train on cleansed data and use the 3 methods or a combination. Only employ cross validation, principal process analysis and scaling and centering of the predictors only if I did not get over 99% accuracy without them</text:span></text:p>
      <text:p text:style-name="P2"><text:soft-page-break/><text:span text:style-name="T5"/></text:p>
      <text:p text:style-name="P6">I started with decision tree, it only gave <text:span text:style-name="T7">70% </text:span><text:s/>accuracy in training set, <text:span text:style-name="T11">using the Caret package train()</text:span>. <text:span text:style-name="T7">C</text:span>onfusion matrix <text:span text:style-name="T3">exhibit 4, shows a lot of inaccuracy across all scores.</text:span> <text:s/><text:span text:style-name="T8">Also, rpart$finalModel and decision tree plot - WeightTrainTree2.png only show predictor roll_belt variable for predicting. Train(method '”rpart”) ignored all other variables. But the varImp() on the model shows the following variable importance.</text:span></text:p>
      <text:p text:style-name="P4"/>
      <text:p text:style-name="P4"><text:span text:style-name="T9"><text:s/>Variable <text:s text:c="10"/><text:tab/><text:tab/><text:tab/>Overall</text:span></text:p>
      <text:p text:style-name="P4"><text:span text:style-name="T9">roll_belt <text:s text:c="24"/><text:tab/><text:tab/>100.00</text:span></text:p>
      <text:p text:style-name="P4"><text:span text:style-name="T9">pitch_forearm <text:s text:c="21"/><text:tab/><text:tab/>73.05</text:span></text:p>
      <text:p text:style-name="P4"><text:span text:style-name="T9">accel_belt_z <text:s text:c="22"/><text:tab/><text:tab/>61.15</text:span></text:p>
      <text:p text:style-name="P4"><text:span text:style-name="T9">magnet_belt_y <text:s text:c="21"/><text:tab/><text:tab/>57.99</text:span></text:p>
      <text:p text:style-name="P4"><text:span text:style-name="T9">total_accel_belt <text:s text:c="18"/><text:tab/><text:tab/>50.23</text:span></text:p>
      <text:p text:style-name="P13">total_accel_dumbbell <text:s text:c="15"/><text:tab/>0.00</text:p>
      <text:p text:style-name="P13">`cvtd_timestamp05/12/2011 14:24` <text:s text:c="3"/>0.00</text:p>
      <text:p text:style-name="P4"/>
      <text:p text:style-name="P4"><text:span text:style-name="T10">I thought decision tree plot and varImp() results were a contradiction. I also got very different results if I use rpart() vs train(method=”rpart”) for training. <text:s/>At this point I decided to go on to random forest and boosting. </text:span></text:p>
      <text:p text:style-name="P7"/>
      <text:p text:style-name="P8">Next I trained data using <text:span text:style-name="T11">Caret package train() for </text:span>random forests. <text:span text:style-name="T11">To </text:span>decrease run time I used <text:span text:style-name="T17">train</text:span>control() <text:span text:style-name="T18">with train()</text:span>. The result was 99.<text:span text:style-name="T9">9</text:span>% accuracy <text:span text:style-name="T4">and .03% error rate </text:span>on the training set, </text:p>
      <text:p text:style-name="P8"/>
      <text:p text:style-name="P15">&gt; rf</text:p>
      <text:p text:style-name="P15">Random Forest </text:p>
      <text:p text:style-name="P15">19622 samples</text:p>
      <text:p text:style-name="P15"><text:s text:c="3"/>54 predictor</text:p>
      <text:p text:style-name="P15"><text:s text:c="4"/>5 classes: 'A', 'B', 'C', 'D', 'E' </text:p>
      <text:p text:style-name="P15">No pre-processing</text:p>
      <text:p text:style-name="P15">Resampling: Cross-Validated (10 fold) </text:p>
      <text:p text:style-name="P15"/>
      <text:p text:style-name="P15"><text:s text:c="2"/>mtry <text:s/>Accuracy <text:s text:c="2"/>Kappa <text:s text:c="3"/></text:p>
      <text:p text:style-name="P15"><text:s text:c="3"/>2 <text:s text:c="3"/>0.9910819 <text:s/>0.9887181</text:p>
      <text:p text:style-name="P15"><text:s text:c="2"/>39 <text:s text:c="3"/>0.9995414 <text:s/>0.9994199</text:p>
      <text:p text:style-name="P15"><text:s text:c="2"/>76 <text:s text:c="3"/>0.9995414 <text:s/>0.9994199</text:p>
      <text:p text:style-name="P8"/>
      <text:p text:style-name="P8"><text:span text:style-name="T4">I thought result was pretty good and no need to adjust predictors or use any other method if prediction on test set was up to 95% accurate.</text:span> <text:s/><text:span text:style-name="T6">Next I looked at the important variables(appendix I), just to have an idea what was driving prediction. Also, if I needed to revisit Decision Tree, it would give me an idea what variables to include/exclude. </text:span></text:p>
      <text:p text:style-name="P10">Since accuracy was over 99% with random forest on training set, I thought data was clean and standardized enough, no need for further processing. Next I used the predict() to make predictions on the test set, the result was;</text:p>
      <text:p text:style-name="P10"/>
      <text:p text:style-name="P10"><text:s/>[1] B A B A A E D B A A B C B A E E A B B B</text:p>
      <text:p text:style-name="P10"><text:span text:style-name="T6">Levels: A B C D E</text:span></text:p>
      <text:p text:style-name="P10"/>
      <text:p text:style-name="P9"><text:span text:style-name="T8">Actual</text:span> user perfo<text:span text:style-name="T14">r</text:span>mance was not included in test set, I took quiz to see how good the predictions were, the result- 20 out of 20 prediction<text:span text:style-name="T16">s</text:span> w<text:span text:style-name="T16">ere</text:span> correct. Though test set sample size was only 20, 100% <text:soft-page-break/>accuracy was impressive. I decided random forest was a good model to predict this exercise and no further refinement of training set was needed.</text:p>
      <text:p text:style-name="P12"/>
      <text:p text:style-name="P12">For completion, <text:span text:style-name="T11">and comparison between</text:span> random forest and boosting I decided to predict with <text:span text:style-name="T11">Caret package </text:span>boosting and method =”gbm”. Boosting accuracy was .995% <text:span text:style-name="T9">on training set</text:span>. </text:p>
      <text:p text:style-name="P12"/>
      <text:p text:style-name="P16">Stochastic Gradient Boosting </text:p>
      <text:p text:style-name="P16">19622 samples</text:p>
      <text:p text:style-name="P16"><text:s text:c="3"/>54 predictor</text:p>
      <text:p text:style-name="P16"><text:s text:c="4"/>5 classes: 'A', 'B', 'C', 'D', 'E' </text:p>
      <text:p text:style-name="P16">Resampling: Bootstrapped (25 reps) </text:p>
      <text:p text:style-name="P16"><text:s text:c="2"/>interaction.depth <text:s/>n.trees <text:s/>Accuracy <text:s text:c="2"/>Kappa <text:s text:c="3"/></text:p>
      <text:p text:style-name="P16"><text:s text:c="2"/>1 <text:s text:c="18"/>50 <text:s text:c="5"/>0.8349587 <text:s/>0.7906257</text:p>
      <text:p text:style-name="P16"><text:s text:c="2"/>1 <text:s text:c="17"/>100 <text:s text:c="5"/>0.8926579 <text:s/>0.8640909</text:p>
      <text:p text:style-name="P16"><text:s text:c="2"/>1 <text:s text:c="17"/>150 <text:s text:c="5"/>0.9221697 <text:s/>0.9014436</text:p>
      <text:p text:style-name="P16"><text:s text:c="2"/>2 <text:s text:c="18"/>50 <text:s text:c="5"/>0.9531231 <text:s/>0.9406699</text:p>
      <text:p text:style-name="P16"><text:s text:c="2"/>2 <text:s text:c="17"/>100 <text:s text:c="5"/>0.9859655 <text:s/>0.9822484</text:p>
      <text:p text:style-name="P16"><text:s text:c="2"/>2 <text:s text:c="17"/>150 <text:s text:c="5"/>0.9920218 <text:s/>0.9899092</text:p>
      <text:p text:style-name="P16"><text:s text:c="2"/>3 <text:s text:c="18"/>50 <text:s text:c="5"/>0.9833775 <text:s/>0.9789730</text:p>
      <text:p text:style-name="P16"><text:s text:c="2"/>3 <text:s text:c="17"/>100 <text:s text:c="5"/>0.9935119 <text:s/>0.9917939</text:p>
      <text:p text:style-name="P16"><text:s text:c="2"/>3 <text:s text:c="17"/>150 <text:s text:c="5"/>0.9963097 <text:s/>0.9953327</text:p>
      <text:p text:style-name="P12"/>
      <text:p text:style-name="P12">First 20 Importance variables were the same for boosting and random forest. Finally, I got boosting prediction on the test set and compared to random forest result. Both boosting and random forest prediction were the same and 100% accurate on test set <text:span text:style-name="T15">appendix II</text:span></text:p>
      <text:p text:style-name="P12"><text:span text:style-name="T15"/></text:p>
      <text:p text:style-name="P16">In conclusion, prediction with Caret package random forest or boosting(gbm) gave over 99% accuracy on training set and 100% accuracy on test set. See appendix III for predictors used to train models <text:span text:style-name="T16">and ML_wk4_projectB.R for R code used for prediction.</text:span></text:p>
      <text:p text:style-name="P16"/>
      <text:p text:style-name="P18">Appendix I – <text:span text:style-name="T18">Random Forest Important variables</text:span></text:p>
      <text:p text:style-name="P17"><text:s/><text:span text:style-name="T18">only 20 most important variables shown (out of 76)</text:span></text:p>
      <text:p text:style-name="P19"/>
      <text:p text:style-name="P19"><text:s/><text:span text:style-name="T19">Predictors</text:span> <text:s text:c="42"/>Overall</text:p>
      <text:p text:style-name="P19">raw_timestamp_part_1 <text:s text:c="10"/><text:tab/><text:tab/>100.000</text:p>
      <text:p text:style-name="P19">num_window <text:s text:c="21"/><text:tab/><text:tab/>50.542</text:p>
      <text:p text:style-name="P19">roll_belt <text:s text:c="22"/><text:tab/><text:tab/>42.875</text:p>
      <text:p text:style-name="P19">pitch_forearm <text:s text:c="18"/><text:tab/><text:tab/>26.347</text:p>
      <text:p text:style-name="P19">pitch_belt <text:s text:c="21"/><text:tab/><text:tab/>17.075</text:p>
      <text:p text:style-name="P19">magnet_dumbbell_y <text:s text:c="14"/><text:tab/><text:tab/>16.592</text:p>
      <text:p text:style-name="P19">roll_forearm <text:s text:c="19"/><text:tab/><text:tab/>15.175</text:p>
      <text:p text:style-name="P19">yaw_belt <text:s text:c="23"/><text:tab/><text:tab/>14.151</text:p>
      <text:p text:style-name="P19">cvtd_timestamp30/11/2011 17:12 <text:s/><text:tab/>11.284</text:p>
      <text:p text:style-name="P19">cvtd_timestamp28/11/2011 14:15 <text:s text:c="2"/><text:tab/>9.890</text:p>
      <text:p text:style-name="P19">cvtd_timestamp02/12/2011 14:58 <text:s text:c="2"/><text:tab/>9.688</text:p>
      <text:p text:style-name="P19">cvtd_timestamp02/12/2011 13:33 <text:s text:c="2"/><text:tab/>7.513</text:p>
      <text:p text:style-name="P19">accel_belt_z <text:s text:c="19"/><text:tab/><text:tab/> 7.217</text:p>
      <text:p text:style-name="P19">cvtd_timestamp05/12/2011 11:24 <text:s text:c="2"/><text:tab/>6.721</text:p>
      <text:p text:style-name="P19">magnet_dumbbell_x <text:s text:c="15"/><text:tab/>6.688</text:p>
      <text:p text:style-name="P19"><text:soft-page-break/>cvtd_timestamp02/12/2011 13:35 <text:s text:c="2"/><text:tab/>5.745</text:p>
      <text:p text:style-name="P19">accel_forearm_x <text:s text:c="17"/><text:tab/><text:tab/>5.661</text:p>
      <text:p text:style-name="P19">accel_dumbbell_y <text:s text:c="16"/><text:tab/><text:tab/>5.647</text:p>
      <text:p text:style-name="P19">cvtd_timestamp02/12/2011 13:34 <text:s text:c="2"/><text:tab/>5.433</text:p>
      <text:p text:style-name="P19">roll_dumbbell <text:s text:c="19"/><text:tab/><text:tab/>5.334</text:p>
      <text:p text:style-name="P16"/>
      <text:p text:style-name="P16"/>
      <text:p text:style-name="P18">Appendix II <text:span text:style-name="T18">Random Forest vs Boosting(gbm) Prediction</text:span></text:p>
      <text:p text:style-name="P16">z&lt;-cbind(rfpred,gbmPred)</text:p>
      <text:p text:style-name="P16">z</text:p>
      <text:p text:style-name="P16"><text:s text:c="6"/>rfpred gbmPred</text:p>
      <text:p text:style-name="P16"><text:s/>[1,] <text:s text:c="5"/>2 <text:s text:c="6"/>2</text:p>
      <text:p text:style-name="P16"><text:s/>[2,] <text:s text:c="5"/>1 <text:s text:c="6"/>1</text:p>
      <text:p text:style-name="P16"><text:s/>[3,] <text:s text:c="5"/>2 <text:s text:c="6"/>2</text:p>
      <text:p text:style-name="P16"><text:s/>[4,] <text:s text:c="5"/>1 <text:s text:c="6"/>1</text:p>
      <text:p text:style-name="P16"><text:s/>[5,] <text:s text:c="5"/>1 <text:s text:c="6"/>1</text:p>
      <text:p text:style-name="P16"><text:s/>[6,] <text:s text:c="5"/>5 <text:s text:c="6"/>5</text:p>
      <text:p text:style-name="P16"><text:s/>[7,] <text:s text:c="5"/>4 <text:s text:c="6"/>4</text:p>
      <text:p text:style-name="P16"><text:s/>[8,] <text:s text:c="5"/>2 <text:s text:c="6"/>2</text:p>
      <text:p text:style-name="P16"><text:s/>[9,] <text:s text:c="5"/>1 <text:s text:c="6"/>1</text:p>
      <text:p text:style-name="P16">[10,] <text:s text:c="5"/>1 <text:s text:c="6"/>1</text:p>
      <text:p text:style-name="P16">[11,] <text:s text:c="5"/>2 <text:s text:c="6"/>2</text:p>
      <text:p text:style-name="P16">[12,] <text:s text:c="5"/>3 <text:s text:c="6"/>3</text:p>
      <text:p text:style-name="P16">[13,] <text:s text:c="5"/>2 <text:s text:c="6"/>2</text:p>
      <text:p text:style-name="P16">[14,] <text:s text:c="5"/>1 <text:s text:c="6"/>1</text:p>
      <text:p text:style-name="P16">[15,] <text:s text:c="5"/>5 <text:s text:c="6"/>5</text:p>
      <text:p text:style-name="P16">[16,] <text:s text:c="5"/>5 <text:s text:c="6"/>5</text:p>
      <text:p text:style-name="P16">[17,] <text:s text:c="5"/>1 <text:s text:c="6"/>1</text:p>
      <text:p text:style-name="P16">[18,] <text:s text:c="5"/>2 <text:s text:c="6"/>2</text:p>
      <text:p text:style-name="P16">[19,] <text:s text:c="5"/>2 <text:s text:c="6"/>2</text:p>
      <text:p text:style-name="P16">[20,] <text:s text:c="5"/>2 <text:s text:c="6"/>2</text:p>
      <text:p text:style-name="P16"/>
      <text:p text:style-name="P18">Appendix III – <text:span text:style-name="T19">Predictors used in Training Set</text:span></text:p>
      <text:p text:style-name="P16"><text:s/>colnames(training)</text:p>
      <text:p text:style-name="P16"><text:s/>[1] "user_name" <text:s text:c="11"/>"raw_timestamp_part_1" "raw_timestamp_part_2"</text:p>
      <text:p text:style-name="P16"><text:s/>[4] "cvtd_timestamp" <text:s text:c="6"/>"num_window" <text:s text:c="10"/>"roll_belt" <text:s text:c="10"/></text:p>
      <text:p text:style-name="P16"><text:s/>[7] "pitch_belt" <text:s text:c="10"/>"yaw_belt" <text:s text:c="12"/>"total_accel_belt" <text:s text:c="3"/></text:p>
      <text:p text:style-name="P16">[10] "gyros_belt_x" <text:s text:c="8"/>"gyros_belt_y" <text:s text:c="8"/>"gyros_belt_z" <text:s text:c="7"/></text:p>
      <text:p text:style-name="P16">[13] "accel_belt_x" <text:s text:c="8"/>"accel_belt_y" <text:s text:c="8"/>"accel_belt_z" <text:s text:c="7"/></text:p>
      <text:p text:style-name="P16">[16] "magnet_belt_x" <text:s text:c="7"/>"magnet_belt_y" <text:s text:c="7"/>"magnet_belt_z" <text:s text:c="6"/></text:p>
      <text:p text:style-name="P16">[19] "roll_arm" <text:s text:c="12"/>"pitch_arm" <text:s text:c="11"/>"yaw_arm" <text:s text:c="12"/></text:p>
      <text:p text:style-name="P16">[22] "total_accel_arm" <text:s text:c="5"/>"gyros_arm_x" <text:s text:c="9"/>"gyros_arm_y" <text:s text:c="8"/></text:p>
      <text:p text:style-name="P16">[25] "gyros_arm_z" <text:s text:c="9"/>"accel_arm_x" <text:s text:c="9"/>"accel_arm_y" <text:s text:c="8"/></text:p>
      <text:p text:style-name="P16">[28] "accel_arm_z" <text:s text:c="9"/>"magnet_arm_x" <text:s text:c="8"/>"magnet_arm_y" <text:s text:c="7"/></text:p>
      <text:p text:style-name="P16">[31] "magnet_arm_z" <text:s text:c="8"/>"roll_dumbbell" <text:s text:c="7"/>"pitch_dumbbell" <text:s text:c="5"/></text:p>
      <text:p text:style-name="P16">[34] "yaw_dumbbell" <text:s text:c="8"/>"total_accel_dumbbell" "gyros_dumbbell_x" <text:s text:c="3"/></text:p>
      <text:p text:style-name="P16">[37] "gyros_dumbbell_y" <text:s text:c="4"/>"gyros_dumbbell_z" <text:s text:c="4"/>"accel_dumbbell_x" <text:s text:c="3"/></text:p>
      <text:p text:style-name="P16">[40] "accel_dumbbell_y" <text:s text:c="4"/>"accel_dumbbell_z" <text:s text:c="4"/>"magnet_dumbbell_x" <text:s text:c="2"/></text:p>
      <text:p text:style-name="P16">[43] "magnet_dumbbell_y" <text:s text:c="3"/>"roll_forearm" <text:s text:c="8"/>"pitch_forearm" <text:s text:c="6"/></text:p>
      <text:p text:style-name="P16"><text:soft-page-break/>[46] "yaw_forearm" <text:s text:c="9"/>"total_accel_forearm" <text:s/>"gyros_forearm_x" <text:s text:c="4"/></text:p>
      <text:p text:style-name="P16">[49] "gyros_forearm_y" <text:s text:c="5"/>"gyros_forearm_z" <text:s text:c="5"/>"accel_forearm_x" <text:s text:c="4"/></text:p>
      <text:p text:style-name="P16">[52] "accel_forearm_y" <text:s text:c="5"/>"accel_forearm_z" <text:s text:c="5"/>"magnet_forearm_x"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" svg:font-family="Times"/>
    <style:font-face style:name="OpenSans" svg:font-family="OpenSans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1:25:27.168302000</meta:creation-date>
    <dc:date>2017-04-26T19:32:14.626270000</dc:date>
    <meta:editing-duration>PT7H50M43S</meta:editing-duration>
    <meta:editing-cycles>9</meta:editing-cycles>
    <meta:generator>LibreOffice/4.1.3.2$MacOSX_x86 LibreOffice_project/70feb7d99726f064edab4605a8ab840c50ec57a</meta:generator>
    <meta:document-statistic meta:table-count="1" meta:image-count="0" meta:object-count="0" meta:page-count="5" meta:paragraph-count="161" meta:word-count="1132" meta:character-count="8899" meta:non-whitespace-character-count="6517"/>
  </office:meta>
</office:document-meta>
</file>